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Heading1" style:list-style-name="Thesis_5f_numbering" style:master-page-name="Thesis_5f_bodyPage">
      <style:paragraph-properties style:page-number="auto"/>
      <style:text-properties fo:language="bg" fo:country="BG" officeooo:paragraph-rsid="004060d9"/>
    </style:style>
    <style:style style:name="P2" style:family="paragraph" style:parent-style-name="Thesis_5f_body">
      <style:text-properties fo:language="bg" fo:country="BG" officeooo:paragraph-rsid="004060d9"/>
    </style:style>
    <style:style style:name="P3" style:family="paragraph" style:parent-style-name="Thesis_5f_body" style:list-style-name="L1">
      <style:text-properties fo:language="bg" fo:country="BG" officeooo:paragraph-rsid="004060d9"/>
    </style:style>
    <style:style style:name="P4" style:family="paragraph" style:parent-style-name="Thesis_5f_body">
      <style:text-properties fo:language="bg" fo:country="BG" officeooo:paragraph-rsid="00522d20"/>
    </style:style>
    <style:style style:name="P5" style:family="paragraph" style:parent-style-name="Thesis_5f_body">
      <style:text-properties officeooo:paragraph-rsid="004fc75b"/>
    </style:style>
    <style:style style:name="P6" style:family="paragraph" style:parent-style-name="Thesis_5f_body">
      <style:text-properties officeooo:paragraph-rsid="00526675"/>
    </style:style>
    <style:style style:name="T1" style:family="text">
      <style:text-properties style:font-name="Times New Roman4" fo:font-size="12pt" style:font-size-asian="12pt" style:font-name-complex="Times New Roman5" style:font-size-complex="12pt"/>
    </style:style>
    <style:style style:name="T2" style:family="text">
      <style:text-properties style:font-name="Times New Roman4" fo:font-size="12pt" officeooo:rsid="003073ba" style:font-size-asian="12pt" style:font-name-complex="Times New Roman5" style:font-size-complex="12pt"/>
    </style:style>
    <style:style style:name="T3" style:family="text">
      <style:text-properties style:font-name="Times New Roman4" fo:font-size="12pt" officeooo:rsid="0030d26e" style:font-size-asian="12pt" style:font-name-complex="Times New Roman5" style:font-size-complex="12pt"/>
    </style:style>
    <style:style style:name="T4" style:family="text">
      <style:text-properties style:font-name="Times New Roman4" fo:font-size="12pt" officeooo:rsid="0022e0c1" style:font-size-asian="12pt" style:font-name-complex="Times New Roman5" style:font-size-complex="12pt"/>
    </style:style>
    <style:style style:name="T5" style:family="text">
      <style:text-properties style:font-name="Times New Roman4" fo:font-size="12pt" officeooo:rsid="00230284" style:font-size-asian="12pt" style:font-name-complex="Times New Roman5" style:font-size-complex="12pt"/>
    </style:style>
    <style:style style:name="T6" style:family="text">
      <style:text-properties style:font-name="Times New Roman4" fo:font-size="12pt" officeooo:rsid="00316c7b" style:font-size-asian="12pt" style:font-name-complex="Times New Roman5" style:font-size-complex="12pt"/>
    </style:style>
    <style:style style:name="T7" style:family="text">
      <style:text-properties style:font-name="Times New Roman4" fo:font-size="12pt" officeooo:rsid="00232fbb" style:font-size-asian="12pt" style:font-name-complex="Times New Roman5" style:font-size-complex="12pt"/>
    </style:style>
    <style:style style:name="T8" style:family="text">
      <style:text-properties style:font-name="Times New Roman4" fo:font-size="12pt" officeooo:rsid="00244c19" style:font-size-asian="12pt" style:font-name-complex="Times New Roman5" style:font-size-complex="12pt"/>
    </style:style>
    <style:style style:name="T9" style:family="text">
      <style:text-properties style:font-name="Times New Roman4" fo:font-size="12pt" officeooo:rsid="0025b546" style:font-size-asian="12pt" style:font-name-complex="Times New Roman5" style:font-size-complex="12pt"/>
    </style:style>
    <style:style style:name="T10" style:family="text">
      <style:text-properties style:font-name="Times New Roman4" fo:font-size="12pt" officeooo:rsid="002745e9" style:font-size-asian="12pt" style:font-name-complex="Times New Roman5" style:font-size-complex="12pt"/>
    </style:style>
    <style:style style:name="T11" style:family="text">
      <style:text-properties style:font-name="Times New Roman4" fo:font-size="12pt" officeooo:rsid="004d6932" style:font-size-asian="12pt" style:font-name-complex="Times New Roman5" style:font-size-complex="12pt"/>
    </style:style>
    <style:style style:name="T12" style:family="text">
      <style:text-properties style:font-name="Times New Roman4" fo:font-size="12pt" officeooo:rsid="004e0764" style:font-size-asian="12pt" style:font-name-complex="Times New Roman5" style:font-size-complex="12pt"/>
    </style:style>
    <style:style style:name="T13" style:family="text">
      <style:text-properties style:font-name="Times New Roman4" fo:font-size="12pt" officeooo:rsid="004fc75b" style:font-size-asian="12pt" style:font-name-complex="Times New Roman5" style:font-size-complex="12pt"/>
    </style:style>
    <style:style style:name="T14" style:family="text">
      <style:text-properties style:font-name="Times New Roman4" fo:font-size="12pt" officeooo:rsid="00522d20" style:font-size-asian="12pt" style:font-name-complex="Times New Roman5" style:font-size-complex="12pt"/>
    </style:style>
    <style:style style:name="T15" style:family="text">
      <style:text-properties style:font-name="Times New Roman4" fo:font-size="12pt" officeooo:rsid="00533f39" style:font-size-asian="12pt" style:font-name-complex="Times New Roman5" style:font-size-complex="12pt"/>
    </style:style>
    <style:style style:name="T16" style:family="text">
      <style:text-properties style:font-name="Times New Roman4" fo:font-size="12pt" style:font-size-asian="12pt" style:font-name-complex="Times New Roman4" style:font-size-complex="12pt"/>
    </style:style>
    <style:style style:name="T17" style:family="text">
      <style:text-properties style:font-name="Times New Roman4" fo:font-size="12pt" officeooo:rsid="00522d20" style:font-size-asian="12pt" style:font-name-complex="Times New Roman4" style:font-size-complex="12pt"/>
    </style:style>
    <style:style style:name="T18" style:family="text">
      <style:text-properties style:font-name="Times New Roman4" fo:font-size="12pt" officeooo:rsid="00526675" style:font-size-asian="12pt" style:font-name-complex="Times New Roman4" style:font-size-complex="12pt"/>
    </style:style>
    <style:style style:name="T19" style:family="text">
      <style:text-properties style:font-name="Times New Roman4" fo:font-size="12pt" officeooo:rsid="00533f39" style:font-size-asian="12pt" style:font-name-complex="Times New Roman4" style:font-size-complex="12pt"/>
    </style:style>
    <style:style style:name="T20" style:family="text">
      <style:text-properties style:font-name="Times New Roman4" fo:font-size="12pt" officeooo:rsid="00546cdb" style:font-size-asian="12pt" style:font-name-complex="Times New Roman4" style:font-size-complex="12pt"/>
    </style:style>
    <style:style style:name="T21" style:family="text">
      <style:text-properties style:font-name="Times New Roman4" fo:font-size="12pt" officeooo:rsid="0054904e" style:font-size-asian="12pt" style:font-name-complex="Times New Roman4" style:font-size-complex="12pt"/>
    </style:style>
    <style:style style:name="T22" style:family="text">
      <style:text-properties style:font-name="Times New Roman4" fo:font-size="12pt" fo:background-color="#ffffff" loext:char-shading-value="0" style:font-size-asian="12pt" style:font-name-complex="Times New Roman5" style:font-size-complex="12pt"/>
    </style:style>
    <style:style style:name="T23" style:family="text">
      <style:text-properties style:font-name="Times New Roman4" fo:font-size="12pt" fo:language="bg" fo:country="BG" officeooo:rsid="00244c19" style:font-size-asian="12pt" style:font-name-complex="Times New Roman5" style:font-size-complex="12pt"/>
    </style:style>
    <style:style style:name="T24" style:family="text">
      <style:text-properties style:font-name="Times New Roman4" fo:font-size="12pt" fo:language="bg" fo:country="BG" officeooo:rsid="004fc75b" style:font-size-asian="12pt" style:font-name-complex="Times New Roman5" style:font-size-complex="12pt"/>
    </style:style>
    <style:style style:name="T25" style:family="text">
      <style:text-properties style:font-name="Times New Roman4" fo:font-size="12pt" fo:language="bg" fo:country="BG" officeooo:rsid="00232fbb" style:font-size-asian="12pt" style:font-name-complex="Times New Roman5" style:font-size-complex="12pt"/>
    </style:style>
    <style:style style:name="T26" style:family="text">
      <style:text-properties style:font-name="Times New Roman4" fo:font-size="12pt" fo:language="bg" fo:country="BG" officeooo:rsid="0027c605" style:font-size-asian="12pt" style:font-name-complex="Times New Roman5" style:font-size-complex="12pt"/>
    </style:style>
    <style:style style:name="T27" style:family="text">
      <style:text-properties style:font-name="Times New Roman4" fo:font-size="12pt" fo:language="bg" fo:country="BG" style:font-size-asian="12pt" style:font-name-complex="Times New Roman4" style:font-size-complex="12pt"/>
    </style:style>
    <style:style style:name="T28" style:family="text">
      <style:text-properties style:font-name="Times New Roman4" fo:font-size="12pt" fo:language="bg" fo:country="BG" officeooo:rsid="00533f39" style:font-size-asian="12pt" style:font-name-complex="Times New Roman4" style:font-size-complex="12pt"/>
    </style:style>
    <style:style style:name="T29" style:family="text">
      <style:text-properties style:font-name="Times New Roman4" fo:font-size="12pt" fo:language="bg" fo:country="BG" officeooo:rsid="0054904e" style:font-size-asian="12pt" style:font-name-complex="Times New Roman4" style:font-size-complex="12pt"/>
    </style:style>
    <style:style style:name="T30" style:family="text">
      <style:text-properties style:font-name="Times New Roman4" fo:font-size="12pt" fo:language="bg" fo:country="BG" officeooo:rsid="00546cdb" style:font-size-asian="12pt" style:font-name-complex="Times New Roman4" style:font-size-complex="12pt"/>
    </style:style>
    <style:style style:name="T31" style:family="text">
      <style:text-properties style:font-name="Times New Roman4" fo:font-size="12pt" fo:background-color="transparent" loext:char-shading-value="0" style:font-size-asian="12pt" style:font-name-complex="Times New Roman5" style:font-size-complex="12pt"/>
    </style:style>
    <style:style style:name="T32" style:family="text">
      <style:text-properties style:font-name="Times New Roman4" fo:font-size="12pt" officeooo:rsid="00522d20" fo:background-color="transparent" loext:char-shading-value="0" style:font-size-asian="12pt" style:font-name-complex="Times New Roman5" style:font-size-complex="12pt"/>
    </style:style>
    <style:style style:name="T33" style:family="text">
      <style:text-properties style:font-name-complex="Times New Roman4"/>
    </style:style>
    <style:style style:name="T34" style:family="text">
      <style:text-properties officeooo:rsid="003073ba"/>
    </style:style>
    <style:style style:name="T35" style:family="text">
      <style:text-properties officeooo:rsid="00223eda"/>
    </style:style>
    <style:style style:name="T36" style:family="text">
      <style:text-properties fo:color="#008000" style:font-name="Times New Roman4" fo:font-size="12pt" style:font-size-asian="12pt" style:font-name-complex="Times New Roman5" style:font-size-complex="12pt"/>
    </style:style>
    <style:style style:name="T37" style:family="text">
      <style:text-properties fo:color="#000000" style:font-name="Times New Roman4" fo:font-size="12pt" style:font-size-asian="12pt" style:font-name-complex="Times New Roman5" style:font-size-complex="12pt"/>
    </style:style>
    <style:style style:name="T38" style:family="text">
      <style:text-properties fo:color="#000000" style:font-name="Times New Roman4" fo:font-size="12pt" style:font-size-asian="12pt" style:font-name-complex="Times New Roman4" style:font-size-complex="12pt"/>
    </style:style>
    <style:style style:name="T39" style:family="text">
      <style:text-properties fo:font-variant="normal" fo:text-transform="none" style:text-position="0% 100%" fo:font-style="normal" style:text-underline-style="none" fo:font-weight="normal"/>
    </style:style>
    <style:style style:name="T40" style:family="text">
      <style:text-properties fo:font-variant="normal" fo:text-transform="none" style:text-position="0% 100%" style:font-name="Times New Roman4" fo:font-size="12pt" fo:language="bg" fo:country="BG" fo:font-style="normal" style:text-underline-style="none" fo:font-weight="normal" officeooo:rsid="0027c605" style:font-size-asian="12pt" style:font-name-complex="Times New Roman5"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66213975" text:style-name="Thesis_5f_numbering">
        <text:list-item>
          <text:p text:style-name="P1">Увод</text:p>
        </text:list-item>
      </text:list>
      <text:p text:style-name="P2">Съобществата организми, които живеят на или в дъното на водните басейни, са известни като бентос. <text:span text:style-name="T33">Тези съобщества са сложни и включват разнообразни организми – от бактерии до водорасли и висши растения (фитобентос), както и безгръбначни и гръбначни животни (зообентос).</text:span></text:p>
      <text:p text:style-name="P2"><text:span text:style-name="T1">Бентосните животни обикновено се разделят по отношение на размерите си в три класа: микробентос &lt; 0.063 mm, мейобентос 0.063 - 0.5 mm, и макробентос &gt; 0.5 mm (понякога също и мегабентос, &gt; 5 cm). Това деление не е произволно: изследвания върху размерните спектри на бентосните организми показват подобно разделяне в много дънни съобщества </text:span><text:reference-mark-start text:name="ZOTERO_ITEM CSL_CITATION {&quot;citationID&quot;:&quot;12qb7vf3bs&quot;,&quot;properties&quot;:{&quot;formattedCitation&quot;:&quot;(Schwinghamer, 1981; Warwick and Clarke, 1984)&quot;,&quot;plainCitation&quot;:&quot;(Schwinghamer, 1981; Warwick and Clarke, 1984)&quot;,&quot;noteIndex&quot;:0},&quot;citationItems&quot;:[{&quot;id&quot;:366,&quot;uris&quot;:[&quot;http://zotero.org/users/976121/items/9TKKPTSZ&quot;],&quot;uri&quot;:[&quot;http://zotero.org/users/976121/items/9TKKPTSZ&quot;],&quot;itemData&quot;:{&quot;id&quot;:366,&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625,&quot;uris&quot;:[&quot;http://zotero.org/users/976121/items/PJKMI9DF&quot;],&quot;uri&quot;:[&quot;http://zotero.org/users/976121/items/PJKMI9DF&quot;],&quot;itemData&quot;:{&quot;id&quot;:1625,&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zfD5ujs8Hf"/><text:span text:style-name="T1">(Schwinghamer, 1981; Warwick and Clarke, 1984)</text:span><text:reference-mark-end text:name="ZOTERO_ITEM CSL_CITATION {&quot;citationID&quot;:&quot;12qb7vf3bs&quot;,&quot;properties&quot;:{&quot;formattedCitation&quot;:&quot;(Schwinghamer, 1981; Warwick and Clarke, 1984)&quot;,&quot;plainCitation&quot;:&quot;(Schwinghamer, 1981; Warwick and Clarke, 1984)&quot;,&quot;noteIndex&quot;:0},&quot;citationItems&quot;:[{&quot;id&quot;:366,&quot;uris&quot;:[&quot;http://zotero.org/users/976121/items/9TKKPTSZ&quot;],&quot;uri&quot;:[&quot;http://zotero.org/users/976121/items/9TKKPTSZ&quot;],&quot;itemData&quot;:{&quot;id&quot;:366,&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625,&quot;uris&quot;:[&quot;http://zotero.org/users/976121/items/PJKMI9DF&quot;],&quot;uri&quot;:[&quot;http://zotero.org/users/976121/items/PJKMI9DF&quot;],&quot;itemData&quot;:{&quot;id&quot;:1625,&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zfD5ujs8Hf"/><text:span text:style-name="T1">. От методологична гледна точка обаче това не е лесно, тъй като се получава застъпване между голямата мейофауна и малката или ювенилна макрофауна (наречена временна мейофауна).</text:span></text:p>
      <text:p text:style-name="P2">Бентосните безгръбначни животни, <text:span text:style-name="T34">и особено обитателите на мекото дъно, </text:span>могат да се класифицират и според позицията си спрямо дъното:</text:p>
      <text:list xml:id="list2146973849" text:style-name="L1">
        <text:list-item>
          <text:p text:style-name="P3">епифауна – организми, живеещи на повърхността на дънните седименти (напр. много раци и охлюви), както и безгръбначните, живеещи върху водната растителност (напр. много амфиподи).</text:p>
        </text:list-item>
        <text:list-item>
          <text:p text:style-name="P3">ендофауна <text:span text:style-name="T35">(инфауна)</text:span> – организми, обитаващи седиментите в дълбочина (почти всички червеи и миди).</text:p>
        </text:list-item>
      </text:list>
      <text:p text:style-name="P2"><text:span text:style-name="T1">Пространственото разпространение на </text:span><text:span text:style-name="T2">зоо</text:span><text:span text:style-name="T1">бентоса е организирано в съобщества. Това структуриране се дължи основно на два типа фактори — абиотични и биотичнни. Абиотичните фактори са свързани със средата - вида на седимента и физичните и химичните му характеристики </text:span><text:reference-mark-start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480,&quot;uris&quot;:[&quot;http://zotero.org/users/976121/items/KST5U3IA&quot;],&quot;uri&quot;:[&quot;http://zotero.org/users/976121/items/KST5U3IA&quot;],&quot;itemData&quot;:{&quot;id&quot;:48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37,&quot;uris&quot;:[&quot;http://zotero.org/users/976121/items/JREF4J9E&quot;],&quot;uri&quot;:[&quot;http://zotero.org/users/976121/items/JREF4J9E&quot;],&quot;itemData&quot;:{&quot;id&quot;:1537,&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X5ME8vh7mN"/><text:span text:style-name="T1">(Gray, 1974; Chang et al., 1992; Grall and Chauvaud, 2002; Blanchet et al., 2005)</text:span><text:reference-mark-end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480,&quot;uris&quot;:[&quot;http://zotero.org/users/976121/items/KST5U3IA&quot;],&quot;uri&quot;:[&quot;http://zotero.org/users/976121/items/KST5U3IA&quot;],&quot;itemData&quot;:{&quot;id&quot;:48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37,&quot;uris&quot;:[&quot;http://zotero.org/users/976121/items/JREF4J9E&quot;],&quot;uri&quot;:[&quot;http://zotero.org/users/976121/items/JREF4J9E&quot;],&quot;itemData&quot;:{&quot;id&quot;:1537,&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X5ME8vh7mN"/><text:span text:style-name="T1">, хидродинамизма </text:span><text:reference-mark-start text:name="ZOTERO_ITEM CSL_CITATION {&quot;citationID&quot;:&quot;Od9EHPXH&quot;,&quot;properties&quot;:{&quot;unsorted&quot;:true,&quot;formattedCitation&quot;:&quot;(Rosenberg, 1995; Sousa et al., 2006)&quot;,&quot;plainCitation&quot;:&quot;(Rosenberg, 1995; Sousa et al., 2006)&quot;,&quot;noteIndex&quot;:0},&quot;citationItems&quot;:[{&quot;id&quot;:454,&quot;uris&quot;:[&quot;http://zotero.org/users/976121/items/TQV5QPIH&quot;],&quot;uri&quot;:[&quot;http://zotero.org/users/976121/items/TQV5QPIH&quot;],&quot;itemData&quot;:{&quot;id&quot;:454,&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08,&quot;uris&quot;:[&quot;http://zotero.org/users/976121/items/G74GPVH9&quot;],&quot;uri&quot;:[&quot;http://zotero.org/users/976121/items/G74GPVH9&quot;],&quot;itemData&quot;:{&quot;id&quot;:708,&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ZUIdF7rfZg"/><text:span text:style-name="T1">(Rosenberg, 1995; Sousa et al., 2006)</text:span><text:reference-mark-end text:name="ZOTERO_ITEM CSL_CITATION {&quot;citationID&quot;:&quot;Od9EHPXH&quot;,&quot;properties&quot;:{&quot;unsorted&quot;:true,&quot;formattedCitation&quot;:&quot;(Rosenberg, 1995; Sousa et al., 2006)&quot;,&quot;plainCitation&quot;:&quot;(Rosenberg, 1995; Sousa et al., 2006)&quot;,&quot;noteIndex&quot;:0},&quot;citationItems&quot;:[{&quot;id&quot;:454,&quot;uris&quot;:[&quot;http://zotero.org/users/976121/items/TQV5QPIH&quot;],&quot;uri&quot;:[&quot;http://zotero.org/users/976121/items/TQV5QPIH&quot;],&quot;itemData&quot;:{&quot;id&quot;:454,&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08,&quot;uris&quot;:[&quot;http://zotero.org/users/976121/items/G74GPVH9&quot;],&quot;uri&quot;:[&quot;http://zotero.org/users/976121/items/G74GPVH9&quot;],&quot;itemData&quot;:{&quot;id&quot;:708,&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ZUIdF7rfZg"/><text:span text:style-name="T1">,</text:span><text:span text:style-name="T36"> </text:span><text:span text:style-name="T1">климатичните условия </text:span><text:reference-mark-start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noteIndex&quot;:0},&quot;citationItems&quot;:[{&quot;id&quot;:1210,&quot;uris&quot;:[&quot;http://zotero.org/users/976121/items/2V8DI3CG&quot;],&quot;uri&quot;:[&quot;http://zotero.org/users/976121/items/2V8DI3CG&quot;],&quot;itemData&quot;:{&quot;id&quot;:1210,&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614,&quot;uris&quot;:[&quot;http://zotero.org/users/976121/items/43C34S4N&quot;],&quot;uri&quot;:[&quot;http://zotero.org/users/976121/items/43C34S4N&quot;],&quot;itemData&quot;:{&quot;id&quot;:61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514,&quot;uris&quot;:[&quot;http://zotero.org/users/976121/items/UBATTTSV&quot;],&quot;uri&quot;:[&quot;http://zotero.org/users/976121/items/UBATTTSV&quot;],&quot;itemData&quot;:{&quot;id&quot;:1514,&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944,&quot;uris&quot;:[&quot;http://zotero.org/users/976121/items/5FMW29BR&quot;],&quot;uri&quot;:[&quot;http://zotero.org/users/976121/items/5FMW29BR&quot;],&quot;itemData&quot;:{&quot;id&quot;:1944,&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63c0EcFms9"/><text:span text:style-name="T1">(Rosenberg et al., 1992; Chainho et al., 2006, 2007; Grilo et al., 2011)</text:span><text:reference-mark-end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noteIndex&quot;:0},&quot;citationItems&quot;:[{&quot;id&quot;:1210,&quot;uris&quot;:[&quot;http://zotero.org/users/976121/items/2V8DI3CG&quot;],&quot;uri&quot;:[&quot;http://zotero.org/users/976121/items/2V8DI3CG&quot;],&quot;itemData&quot;:{&quot;id&quot;:1210,&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614,&quot;uris&quot;:[&quot;http://zotero.org/users/976121/items/43C34S4N&quot;],&quot;uri&quot;:[&quot;http://zotero.org/users/976121/items/43C34S4N&quot;],&quot;itemData&quot;:{&quot;id&quot;:61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514,&quot;uris&quot;:[&quot;http://zotero.org/users/976121/items/UBATTTSV&quot;],&quot;uri&quot;:[&quot;http://zotero.org/users/976121/items/UBATTTSV&quot;],&quot;itemData&quot;:{&quot;id&quot;:1514,&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944,&quot;uris&quot;:[&quot;http://zotero.org/users/976121/items/5FMW29BR&quot;],&quot;uri&quot;:[&quot;http://zotero.org/users/976121/items/5FMW29BR&quot;],&quot;itemData&quot;:{&quot;id&quot;:1944,&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63c0EcFms9"/><text:span text:style-name="T1"> и др. Биотичните фактори са интра- и интерспецифичните взаимоотношения, например конкуренцията и достъпът до хранителни ресурси, хищничеството </text:span><text:reference-mark-start text:name="ZOTERO_ITEM CSL_CITATION {&quot;citationID&quot;:&quot;hp8o8q0mc&quot;,&quot;properties&quot;:{&quot;unsorted&quot;:true,&quot;formattedCitation&quot;:&quot;(Evans, 1983; Bonsdorff et al., 1995)&quot;,&quot;plainCitation&quot;:&quot;(Evans, 1983; Bonsdorff et al., 1995)&quot;,&quot;noteIndex&quot;:0},&quot;citationItems&quot;:[{&quot;id&quot;:549,&quot;uris&quot;:[&quot;http://zotero.org/users/976121/items/HHRNTS2I&quot;],&quot;uri&quot;:[&quot;http://zotero.org/users/976121/items/HHRNTS2I&quot;],&quot;itemData&quot;:{&quot;id&quot;:549,&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1534,&quot;uris&quot;:[&quot;http://zotero.org/users/976121/items/9C7AERFP&quot;],&quot;uri&quot;:[&quot;http://zotero.org/users/976121/items/9C7AERFP&quot;],&quot;itemData&quot;:{&quot;id&quot;:1534,&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SxIRpz0Nmq"/><text:span text:style-name="T1">(Evans, 1983; Bonsdorff et al., 1995)</text:span><text:reference-mark-end text:name="ZOTERO_ITEM CSL_CITATION {&quot;citationID&quot;:&quot;hp8o8q0mc&quot;,&quot;properties&quot;:{&quot;unsorted&quot;:true,&quot;formattedCitation&quot;:&quot;(Evans, 1983; Bonsdorff et al., 1995)&quot;,&quot;plainCitation&quot;:&quot;(Evans, 1983; Bonsdorff et al., 1995)&quot;,&quot;noteIndex&quot;:0},&quot;citationItems&quot;:[{&quot;id&quot;:549,&quot;uris&quot;:[&quot;http://zotero.org/users/976121/items/HHRNTS2I&quot;],&quot;uri&quot;:[&quot;http://zotero.org/users/976121/items/HHRNTS2I&quot;],&quot;itemData&quot;:{&quot;id&quot;:549,&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1534,&quot;uris&quot;:[&quot;http://zotero.org/users/976121/items/9C7AERFP&quot;],&quot;uri&quot;:[&quot;http://zotero.org/users/976121/items/9C7AERFP&quot;],&quot;itemData&quot;:{&quot;id&quot;:1534,&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SxIRpz0Nmq"/><text:span text:style-name="T1">.</text:span></text:p>
      <text:p text:style-name="P2"><text:span text:style-name="T16">Макрозообентосните съобщества на мекото дъно – обект на настоящата дисертация – играят редица важни роли в структурата и функционирането на екосистемите</text:span><text:span text:style-name="T1"> </text:span><text:reference-mark-start text:name="ZOTERO_ITEM CSL_CITATION {&quot;citationID&quot;:&quot;288hm02m7q&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nBBDgcs15X"/><text:span text:style-name="T1">(Bolam et al., 2002)</text:span><text:reference-mark-end text:name="ZOTERO_ITEM CSL_CITATION {&quot;citationID&quot;:&quot;288hm02m7q&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nBBDgcs15X"/><text:span text:style-name="T22">.</text:span><text:span text:style-name="T1"> В плитките крайбрежни зони те участват в биогеохимичните процеси </text:span><text:reference-mark-start text:name="ZOTERO_ITEM CSL_CITATION {&quot;citationID&quot;:&quot;l7q7m4g9u&quot;,&quot;properties&quot;:{&quot;unsorted&quot;:true,&quot;formattedCitation&quot;:&quot;(Grall and Chauvaud, 2002; Chapman and Tolhurst, 2007)&quot;,&quot;plainCitation&quot;:&quot;(Grall and Chauvaud, 2002; Chapman and Tolhurst, 2007)&quot;,&quot;noteIndex&quot;:0},&quot;citationItems&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13,&quot;uris&quot;:[&quot;http://zotero.org/users/976121/items/UIISIGJV&quot;],&quot;uri&quot;:[&quot;http://zotero.org/users/976121/items/UIISIGJV&quot;],&quot;itemData&quot;:{&quot;id&quot;:1513,&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UwwCt0W4C1"/><text:span text:style-name="T1">(Grall and Chauvaud, 2002; Chapman and Tolhurst, 2007)</text:span><text:reference-mark-end text:name="ZOTERO_ITEM CSL_CITATION {&quot;citationID&quot;:&quot;l7q7m4g9u&quot;,&quot;properties&quot;:{&quot;unsorted&quot;:true,&quot;formattedCitation&quot;:&quot;(Grall and Chauvaud, 2002; Chapman and Tolhurst, 2007)&quot;,&quot;plainCitation&quot;:&quot;(Grall and Chauvaud, 2002; Chapman and Tolhurst, 2007)&quot;,&quot;noteIndex&quot;:0},&quot;citationItems&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13,&quot;uris&quot;:[&quot;http://zotero.org/users/976121/items/UIISIGJV&quot;],&quot;uri&quot;:[&quot;http://zotero.org/users/976121/items/UIISIGJV&quot;],&quot;itemData&quot;:{&quot;id&quot;:1513,&quot;type&quot;:&quot;article-journal&quot;,&quot;title&quot;:&quot;Relationships between benthic macrofauna and biogeochemical properties of sediments at different spatial scales and among different habitats in mangrove forests&quot;,&quot;container-title&quot;:&quot;Journal of Experimental Marine Biology and Ecology&quot;,&quot;page&quot;:&quot;96–109&quot;,&quot;volume&quot;:&quot;343&quot;,&quot;issue&quot;:&quot;1&quot;,&quot;ISSN&quot;:&quot;00220981&quot;,&quot;author&quot;:[{&quot;family&quot;:&quot;Chapman&quot;,&quot;given&quot;:&quot;M.&quot;},{&quot;family&quot;:&quot;Tolhurst&quot;,&quot;given&quot;:&quot;T.&quot;}],&quot;issued&quot;:{&quot;date-parts&quot;:[[&quot;2007&quot;]]}}}],&quot;schema&quot;:&quot;https://github.com/citation-style-language/schema/raw/master/csl-citation.json&quot;} RNDUwwCt0W4C1"/><text:span text:style-name="T1">: осигуряват връзката пелагос-бентос, спомагат за минерализацията на органичната материя, също така участват в структурирането на </text:span><text:span text:style-name="T11">местообитанието</text:span><text:span text:style-name="T1"> и обогатяването с кислород на седиментите чрез биотурбация.</text:span></text:p>
      <text:p text:style-name="P2"><text:span text:style-name="T3">Зооб</text:span><text:span text:style-name="T1">ентосните организми и особено представителите на инфауната са много зависими от условията на средата заради ограничената си подвижност и заради наличието на чувствителни ларвни стадии в цикъла </text:span><text:span text:style-name="T3">им</text:span><text:span text:style-name="T1"> на развитие. </text:span><text:span text:style-name="T16">Съобществата им са съставени от множество различни видове, всеки от които има специфична чувствителност и реакция към стрес; затова структурата им директно отразява понесените смущения и промените в условията на средата</text:span><text:span text:style-name="T1"> </text:span><text:reference-mark-start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noteIndex&quot;:0},&quot;citationItems&quot;:[{&quot;id&quot;:1533,&quot;uris&quot;:[&quot;http://zotero.org/users/976121/items/HXSTCTQX&quot;],&quot;uri&quot;:[&quot;http://zotero.org/users/976121/items/HXSTCTQX&quot;],&quot;itemData&quot;:{&quot;id&quot;:1533,&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000,&quot;uris&quot;:[&quot;http://zotero.org/users/976121/items/QWRU7K89&quot;],&quot;uri&quot;:[&quot;http://zotero.org/users/976121/items/QWRU7K89&quot;],&quot;itemData&quot;:{&quot;id&quot;:1000,&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612,&quot;uris&quot;:[&quot;http://zotero.org/users/976121/items/T4NB9WQS&quot;],&quot;uri&quot;:[&quot;http://zotero.org/users/976121/items/T4NB9WQS&quot;],&quot;itemData&quot;:{&quot;id&quot;:1612,&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myR1o8RT1U"/><text:span text:style-name="T1">(Bonsdorff and Pearson, 1999; Albayrak et al., 2010; Whomersley et al., 2010)</text:span><text:reference-mark-end text:name="ZOTERO_ITEM CSL_CITATION {&quot;citationID&quot;:&quot;gs20lhq92&quot;,&quot;properties&quot;:{&quot;unsorted&quot;:true,&quot;formattedCitation&quot;:&quot;(Bonsdorff and Pearson, 1999; Albayrak et al., 2010; Whomersley et al., 2010)&quot;,&quot;plainCitation&quot;:&quot;(Bonsdorff and Pearson, 1999; Albayrak et al., 2010; Whomersley et al., 2010)&quot;,&quot;noteIndex&quot;:0},&quot;citationItems&quot;:[{&quot;id&quot;:1533,&quot;uris&quot;:[&quot;http://zotero.org/users/976121/items/HXSTCTQX&quot;],&quot;uri&quot;:[&quot;http://zotero.org/users/976121/items/HXSTCTQX&quot;],&quot;itemData&quot;:{&quot;id&quot;:1533,&quot;type&quot;:&quot;article-journal&quot;,&quot;title&quot;:&quot;Variation in the sublittoral macrozoobenthos of the Baltic Sea along environmental gradients: a functional-group approach&quot;,&quot;container-title&quot;:&quot;Austral Ecology&quot;,&quot;page&quot;:&quot;312–326&quot;,&quot;volume&quot;:&quot;24&quot;,&quot;issue&quot;:&quot;4&quot;,&quot;ISSN&quot;:&quot;14429985&quot;,&quot;author&quot;:[{&quot;family&quot;:&quot;Bonsdorff&quot;,&quot;given&quot;:&quot;E.&quot;},{&quot;family&quot;:&quot;Pearson&quot;,&quot;given&quot;:&quot;T. H.&quot;}],&quot;issued&quot;:{&quot;date-parts&quot;:[[&quot;1999&quot;]]}}},{&quot;id&quot;:1000,&quot;uris&quot;:[&quot;http://zotero.org/users/976121/items/QWRU7K89&quot;],&quot;uri&quot;:[&quot;http://zotero.org/users/976121/items/QWRU7K89&quot;],&quot;itemData&quot;:{&quot;id&quot;:1000,&quot;type&quot;:&quot;article-journal&quot;,&quot;title&quot;:&quot;Golden Horn Estuary: Description of the ecosystem and an attempt to assess its ecological quality status using various classification metrics&quot;,&quot;container-title&quot;:&quot;Mediterranean Marine Science&quot;,&quot;page&quot;:&quot;295–313&quot;,&quot;volume&quot;:&quot;11&quot;,&quot;issue&quot;:&quot;2&quot;,&quot;author&quot;:[{&quot;family&quot;:&quot;Albayrak&quot;,&quot;given&quot;:&quot;S.&quot;},{&quot;family&quot;:&quot;Balkis&quot;,&quot;given&quot;:&quot;N.&quot;},{&quot;family&quot;:&quot;Balkis&quot;,&quot;given&quot;:&quot;H.&quot;},{&quot;family&quot;:&quot;Zenetos&quot;,&quot;given&quot;:&quot;A.&quot;},{&quot;family&quot;:&quot;Kurun&quot;,&quot;given&quot;:&quot;A.&quot;},{&quot;family&quot;:&quot;Karhan&quot;,&quot;given&quot;:&quot;S. U.&quot;},{&quot;family&quot;:&quot;Caglar&quot;,&quot;given&quot;:&quot;S.&quot;},{&quot;family&quot;:&quot;Balci&quot;,&quot;given&quot;:&quot;M.&quot;}],&quot;issued&quot;:{&quot;date-parts&quot;:[[&quot;2010&quot;]]}}},{&quot;id&quot;:1612,&quot;uris&quot;:[&quot;http://zotero.org/users/976121/items/T4NB9WQS&quot;],&quot;uri&quot;:[&quot;http://zotero.org/users/976121/items/T4NB9WQS&quot;],&quot;itemData&quot;:{&quot;id&quot;:1612,&quot;type&quot;:&quot;article-journal&quot;,&quot;title&quot;:&quot;Response of intertidal macrofauna to multiple disturbance types and intensities - an experimental approach&quot;,&quot;container-title&quot;:&quot;Marine Environmental Research&quot;,&quot;page&quot;:&quot;297–308&quot;,&quot;volume&quot;:&quot;69&quot;,&quot;issue&quot;:&quot;5&quot;,&quot;ISSN&quot;:&quot;1879-0291&quot;,&quot;author&quot;:[{&quot;family&quot;:&quot;Whomersley&quot;,&quot;given&quot;:&quot;P.&quot;},{&quot;family&quot;:&quot;Huxham&quot;,&quot;given&quot;:&quot;M.&quot;},{&quot;family&quot;:&quot;Bolam&quot;,&quot;given&quot;:&quot;S.&quot;},{&quot;family&quot;:&quot;Schratzberger&quot;,&quot;given&quot;:&quot;M.&quot;},{&quot;family&quot;:&quot;Augley&quot;,&quot;given&quot;:&quot;J.&quot;},{&quot;family&quot;:&quot;Ridland&quot;,&quot;given&quot;:&quot;D.&quot;}],&quot;issued&quot;:{&quot;date-parts&quot;:[[&quot;2010&quot;]]}}}],&quot;schema&quot;:&quot;https://github.com/citation-style-language/schema/raw/master/csl-citation.json&quot;} RNDmyR1o8RT1U"/><text:span text:style-name="T37">.</text:span><text:span text:style-name="T1"> </text:span><text:span text:style-name="T16">Това позволява класифицирането на зообентосните организми в екологични и функционални групи според нивото им на чувствителност. Също така, продължителността на живота им е достатъчно дълга, за да могат да интегрират </text:span><text:soft-page-break/><text:span text:style-name="T16">ефектите от екологичния стрес; това позволява проследяването на дългосрочните промени на нивата на въздействие в средата. Поради тези причини,</text:span><text:span text:style-name="T38"> зообентосните съобщества</text:span><text:span text:style-name="T16"> често се използват като биологични индикатори за качеството на средата</text:span><text:span text:style-name="T1"> </text:span><text:reference-mark-start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noteIndex&quot;:0},&quot;citationItems&quot;:[{&quot;id&quot;:1066,&quot;uris&quot;:[&quot;http://zotero.org/users/976121/items/G3ZCVTIV&quot;],&quot;uri&quot;:[&quot;http://zotero.org/users/976121/items/G3ZCVTIV&quot;],&quot;itemData&quot;:{&quot;id&quot;:1066,&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1378,&quot;uris&quot;:[&quot;http://zotero.org/users/976121/items/JD4QJ3I4&quot;],&quot;uri&quot;:[&quot;http://zotero.org/users/976121/items/JD4QJ3I4&quot;],&quot;itemData&quot;:{&quot;id&quot;:1378,&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412,&quot;uris&quot;:[&quot;http://zotero.org/users/976121/items/RJ7IHZF9&quot;],&quot;uri&quot;:[&quot;http://zotero.org/users/976121/items/RJ7IHZF9&quot;],&quot;itemData&quot;:{&quot;id&quot;:1412,&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ipGDHTji2c"/><text:span text:style-name="T1">(Perus et al., 2004; Rosenberg et al., 2004; Munari and Mistri, 2008)</text:span><text:reference-mark-end text:name="ZOTERO_ITEM CSL_CITATION {&quot;citationID&quot;:&quot;2nk4ohj4p&quot;,&quot;properties&quot;:{&quot;unsorted&quot;:true,&quot;formattedCitation&quot;:&quot;(Perus et al., 2004; Rosenberg et al., 2004; Munari and Mistri, 2008)&quot;,&quot;plainCitation&quot;:&quot;(Perus et al., 2004; Rosenberg et al., 2004; Munari and Mistri, 2008)&quot;,&quot;noteIndex&quot;:0},&quot;citationItems&quot;:[{&quot;id&quot;:1066,&quot;uris&quot;:[&quot;http://zotero.org/users/976121/items/G3ZCVTIV&quot;],&quot;uri&quot;:[&quot;http://zotero.org/users/976121/items/G3ZCVTIV&quot;],&quot;itemData&quot;:{&quot;id&quot;:1066,&quot;type&quot;:&quot;report&quot;,&quot;title&quot;:&quot;Coastal marine zoobenthos as an ecological quality element: a test of environmental typology and the European Water Framework Directive&quot;,&quot;collection-title&quot;:&quot;Coastline Reports&quot;,&quot;publisher&quot;:&quot;EUCC – The Coastal Union&quot;,&quot;publisher-place&quot;:&quot;Leiden, The Netherlands&quot;,&quot;page&quot;:&quot;27–38&quot;,&quot;event-place&quot;:&quot;Leiden, The Netherlands&quot;,&quot;number&quot;:&quot;4. Baltic Sea Typology&quot;,&quot;author&quot;:[{&quot;family&quot;:&quot;Perus&quot;,&quot;given&quot;:&quot;J.&quot;},{&quot;family&quot;:&quot;Back&quot;,&quot;given&quot;:&quot;S.&quot;},{&quot;family&quot;:&quot;Lax&quot;,&quot;given&quot;:&quot;H. G.&quot;},{&quot;family&quot;:&quot;Westberg&quot;,&quot;given&quot;:&quot;V.&quot;}],&quot;collection-editor&quot;:[{&quot;family&quot;:&quot;Schernewski&quot;,&quot;given&quot;:&quot;G.&quot;},{&quot;family&quot;:&quot;Wielgat&quot;,&quot;given&quot;:&quot;M.&quot;}],&quot;issued&quot;:{&quot;date-parts&quot;:[[&quot;2004&quot;]]}}},{&quot;id&quot;:1378,&quot;uris&quot;:[&quot;http://zotero.org/users/976121/items/JD4QJ3I4&quot;],&quot;uri&quot;:[&quot;http://zotero.org/users/976121/items/JD4QJ3I4&quot;],&quot;itemData&quot;:{&quot;id&quot;:1378,&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412,&quot;uris&quot;:[&quot;http://zotero.org/users/976121/items/RJ7IHZF9&quot;],&quot;uri&quot;:[&quot;http://zotero.org/users/976121/items/RJ7IHZF9&quot;],&quot;itemData&quot;:{&quot;id&quot;:1412,&quot;type&quot;:&quot;article-journal&quot;,&quot;title&quot;:&quot;Biodiversity of soft-sediment benthic communities from Italian transitional waters&quot;,&quot;container-title&quot;:&quot;Journal of Biogeography&quot;,&quot;page&quot;:&quot;1622–1637&quot;,&quot;volume&quot;:&quot;35&quot;,&quot;issue&quot;:&quot;9&quot;,&quot;ISSN&quot;:&quot;03050270&quot;,&quot;author&quot;:[{&quot;family&quot;:&quot;Munari&quot;,&quot;given&quot;:&quot;C.&quot;},{&quot;family&quot;:&quot;Mistri&quot;,&quot;given&quot;:&quot;M.&quot;}],&quot;issued&quot;:{&quot;date-parts&quot;:[[&quot;2008&quot;]]}}}],&quot;schema&quot;:&quot;https://github.com/citation-style-language/schema/raw/master/csl-citation.json&quot;} RNDipGDHTji2c"/><text:span text:style-name="T1">.</text:span></text:p>
      <text:p text:style-name="P2"><text:span text:style-name="T4">Промените в състава, числеността и разнообразието на бентосната безгръбначна фауна са един от биологичните елементи за качество (БЕК) на Рамковата </text:span><text:span text:style-name="T12">д</text:span><text:span text:style-name="T4">иректива за </text:span><text:span text:style-name="T12">в</text:span><text:span text:style-name="T4">одите </text:span><text:span text:style-name="T12">(РДВ)</text:span><text:span text:style-name="T4"> </text:span><text:reference-mark-start text:name="ZOTERO_ITEM CSL_CITATION {&quot;citationID&quot;:&quot;1pmr87aght&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xHvy5KMVce"/><text:span text:style-name="T4">(EC, 2000)</text:span><text:reference-mark-end text:name="ZOTERO_ITEM CSL_CITATION {&quot;citationID&quot;:&quot;1pmr87aght&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xHvy5KMVce"/><text:span text:style-name="T4">, </text:span><text:span text:style-name="T5">както и част от </text:span><text:span text:style-name="T6">няколко от </text:span><text:span text:style-name="T5">дескрипторите за качество по Рамковата </text:span><text:span text:style-name="T12">д</text:span><text:span text:style-name="T5">иректива за </text:span><text:span text:style-name="T12">м</text:span><text:span text:style-name="T5">орската </text:span><text:span text:style-name="T12">с</text:span><text:span text:style-name="T5">тратегия </text:span><text:span text:style-name="T12">(РДМС)</text:span><text:span text:style-name="T5"> </text:span><text:reference-mark-start text:name="ZOTERO_ITEM CSL_CITATION {&quot;citationID&quot;:&quot;oa3rgd3uh&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YZycmKO8fE"/><text:span text:style-name="T5">(EC, 2008)</text:span><text:reference-mark-end text:name="ZOTERO_ITEM CSL_CITATION {&quot;citationID&quot;:&quot;oa3rgd3uh&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YZycmKO8fE"/> <text:span text:style-name="T4">на Европейския съюз</text:span><text:span text:style-name="T7">.</text:span></text:p>
      <text:p text:style-name="P5"><text:span text:style-name="T25">Зообентосът от българския сектор на Черно море е добре изучен. Въпреки това, съвременните изследвания върху съобществата в крайбрежната зона на южното ни Черноморие, и особено в района на Бургаския залив, са сравнително </text:span><text:span text:style-name="T26">малко на брой </text:span><text:reference-mark-start text:name="ZOTERO_ITEM CSL_CITATION {&quot;citationID&quot;:&quot;o0it1fp2j&quot;,&quot;properties&quot;:{&quot;unsorted&quot;:true,&quot;formattedCitation&quot;:&quot;(\\uc0\\u1057{}\\uc0\\u1090{}\\uc0\\u1086{}\\uc0\\u1081{}\\uc0\\u1082{}\\uc0\\u1086{}\\uc0\\u1074{} et al., 1994; \\uc0\\u1057{}\\uc0\\u1090{}\\uc0\\u1077{}\\uc0\\u1092{}\\uc0\\u1072{}\\uc0\\u1085{}\\uc0\\u1086{}\\uc0\\u1074{}\\uc0\\u1072{} et al., 2005; Petrova and Stoykov, 2012)&quot;,&quot;plainCitation&quot;:&quot;(Стойков et al., 1994; Стефанова et al., 2005; Petrova and Stoykov, 2012)&quot;,&quot;noteIndex&quot;:0},&quot;citationItems&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3,&quot;uris&quot;:[&quot;http://zotero.org/users/976121/items/3X9BZTNK&quot;],&quot;uri&quot;:[&quot;http://zotero.org/users/976121/items/3X9BZTNK&quot;],&quot;itemData&quot;:{&quot;id&quot;:1063,&quot;type&quot;:&quot;chapter&quot;,&quot;title&quot;:&quot;Екосистемата на Черно море пред българския бряг - проучване и съвременно състояние&quot;,&quot;container-title&quot;:&quot;Съвременно състояние на биоразнообразието в България – проблеми и перспективи&quot;,&quot;publisher&quot;:&quot;Българска платформа за биоразнообразие&quot;,&quot;publisher-place&quot;:&quot;София&quot;,&quot;page&quot;:&quot;447-468&quot;,&quot;event-place&quot;:&quot;София&quot;,&quot;author&quot;:[{&quot;family&quot;:&quot;Стефанова&quot;,&quot;given&quot;:&quot;К.&quot;},{&quot;family&quot;:&quot;Тодорова&quot;,&quot;given&quot;:&quot;В. Р.&quot;},{&quot;family&quot;:&quot;Камбурска&quot;,&quot;given&quot;:&quot;Л.&quot;},{&quot;family&quot;:&quot;Денчева&quot;,&quot;given&quot;:&quot;К.&quot;}],&quot;editor&quot;:[{&quot;family&quot;:&quot;Петрова&quot;,&quot;given&quot;:&quot;А.&quot;}],&quot;issued&quot;:{&quot;date-parts&quot;:[[&quot;2005&quot;]]}}},{&quot;id&quot;:1065,&quot;uris&quot;:[&quot;http://zotero.org/users/976121/items/H88TGQTS&quot;],&quot;uri&quot;:[&quot;http://zotero.org/users/976121/items/H88TGQTS&quot;],&quot;itemData&quot;:{&quot;id&quot;:1065,&quot;type&quot;:&quot;article-journal&quot;,&quot;title&quot;:&quot;Investigations of the macrozoobenthos in Burgas Bay (Black Sea)&quot;,&quot;container-title&quot;:&quot;Agricultural Science and Technology&quot;,&quot;page&quot;:&quot;73-76&quot;,&quot;volume&quot;:&quot;4&quot;,&quot;issue&quot;:&quot;1&quot;,&quot;author&quot;:[{&quot;family&quot;:&quot;Petrova&quot;,&quot;given&quot;:&quot;E.&quot;},{&quot;family&quot;:&quot;Stoykov&quot;,&quot;given&quot;:&quot;S.&quot;}],&quot;issued&quot;:{&quot;date-parts&quot;:[[&quot;2012&quot;]]}}}],&quot;schema&quot;:&quot;https://github.com/citation-style-language/schema/raw/master/csl-citation.json&quot;} RNDprUEeBFoAb"/><text:span text:style-name="T40">(</text:span><text:span text:style-name="T39">Стойков et al., 1994; Стефанова et al., 2005; Petrova and Stoykov, 2012)</text:span><text:reference-mark-end text:name="ZOTERO_ITEM CSL_CITATION {&quot;citationID&quot;:&quot;o0it1fp2j&quot;,&quot;properties&quot;:{&quot;unsorted&quot;:true,&quot;formattedCitation&quot;:&quot;(\\uc0\\u1057{}\\uc0\\u1090{}\\uc0\\u1086{}\\uc0\\u1081{}\\uc0\\u1082{}\\uc0\\u1086{}\\uc0\\u1074{} et al., 1994; \\uc0\\u1057{}\\uc0\\u1090{}\\uc0\\u1077{}\\uc0\\u1092{}\\uc0\\u1072{}\\uc0\\u1085{}\\uc0\\u1086{}\\uc0\\u1074{}\\uc0\\u1072{} et al., 2005; Petrova and Stoykov, 2012)&quot;,&quot;plainCitation&quot;:&quot;(Стойков et al., 1994; Стефанова et al., 2005; Petrova and Stoykov, 2012)&quot;,&quot;noteIndex&quot;:0},&quot;citationItems&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3,&quot;uris&quot;:[&quot;http://zotero.org/users/976121/items/3X9BZTNK&quot;],&quot;uri&quot;:[&quot;http://zotero.org/users/976121/items/3X9BZTNK&quot;],&quot;itemData&quot;:{&quot;id&quot;:1063,&quot;type&quot;:&quot;chapter&quot;,&quot;title&quot;:&quot;Екосистемата на Черно море пред българския бряг - проучване и съвременно състояние&quot;,&quot;container-title&quot;:&quot;Съвременно състояние на биоразнообразието в България – проблеми и перспективи&quot;,&quot;publisher&quot;:&quot;Българска платформа за биоразнообразие&quot;,&quot;publisher-place&quot;:&quot;София&quot;,&quot;page&quot;:&quot;447-468&quot;,&quot;event-place&quot;:&quot;София&quot;,&quot;author&quot;:[{&quot;family&quot;:&quot;Стефанова&quot;,&quot;given&quot;:&quot;К.&quot;},{&quot;family&quot;:&quot;Тодорова&quot;,&quot;given&quot;:&quot;В. Р.&quot;},{&quot;family&quot;:&quot;Камбурска&quot;,&quot;given&quot;:&quot;Л.&quot;},{&quot;family&quot;:&quot;Денчева&quot;,&quot;given&quot;:&quot;К.&quot;}],&quot;editor&quot;:[{&quot;family&quot;:&quot;Петрова&quot;,&quot;given&quot;:&quot;А.&quot;}],&quot;issued&quot;:{&quot;date-parts&quot;:[[&quot;2005&quot;]]}}},{&quot;id&quot;:1065,&quot;uris&quot;:[&quot;http://zotero.org/users/976121/items/H88TGQTS&quot;],&quot;uri&quot;:[&quot;http://zotero.org/users/976121/items/H88TGQTS&quot;],&quot;itemData&quot;:{&quot;id&quot;:1065,&quot;type&quot;:&quot;article-journal&quot;,&quot;title&quot;:&quot;Investigations of the macrozoobenthos in Burgas Bay (Black Sea)&quot;,&quot;container-title&quot;:&quot;Agricultural Science and Technology&quot;,&quot;page&quot;:&quot;73-76&quot;,&quot;volume&quot;:&quot;4&quot;,&quot;issue&quot;:&quot;1&quot;,&quot;author&quot;:[{&quot;family&quot;:&quot;Petrova&quot;,&quot;given&quot;:&quot;E.&quot;},{&quot;family&quot;:&quot;Stoykov&quot;,&quot;given&quot;:&quot;S.&quot;}],&quot;issued&quot;:{&quot;date-parts&quot;:[[&quot;2012&quot;]]}}}],&quot;schema&quot;:&quot;https://github.com/citation-style-language/schema/raw/master/csl-citation.json&quot;} RNDprUEeBFoAb"/><text:span text:style-name="T25">.</text:span></text:p>
      <text:p text:style-name="P2"><text:span text:style-name="T8">Възстановяването на зообентосните съобщества след мащабната деградация през 1970-</text:span><text:span text:style-name="T13">19</text:span><text:span text:style-name="T8">80те години е сравнително бавн</text:span><text:span text:style-name="T9">о</text:span><text:span text:style-name="T8">, като положителните тенденции все още са нестабилни </text:span><text:reference-mark-start text:name="ZOTERO_ITEM CSL_CITATION {&quot;citationID&quot;:&quot;124l7ha0qp&quot;,&quot;properties&quot;:{&quot;unsorted&quot;:true,&quot;formattedCitation&quot;:&quot;(Todorova and Konsulova, 2000, 2008)&quot;,&quot;plainCitation&quot;:&quot;(Todorova and Konsulova, 2000, 2008)&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brC1irfV13"/><text:span text:style-name="T8">(Todorova and Konsulova, 2000, 2008)</text:span><text:reference-mark-end text:name="ZOTERO_ITEM CSL_CITATION {&quot;citationID&quot;:&quot;124l7ha0qp&quot;,&quot;properties&quot;:{&quot;unsorted&quot;:true,&quot;formattedCitation&quot;:&quot;(Todorova and Konsulova, 2000, 2008)&quot;,&quot;plainCitation&quot;:&quot;(Todorova and Konsulova, 2000, 2008)&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brC1irfV13"/><text:span text:style-name="T8">.</text:span></text:p>
      <text:p text:style-name="Thesis_5f_body"><text:span text:style-name="T23">Заради характерните си особености - относителна изолираност от Световния океан, голям водосборен басейн, обхващащ около 1/3 от територията на континентална Европа, ограничено разпространение на подходящи за живот дънни местообитания заради развитието на ан</text:span><text:span text:style-name="T24">а</text:span><text:span text:style-name="T23">еробни условия в дълбочина – Черно море е особено уязвимо на антропогенен натиск, както и на този от глобалните климатични промени. Най-силно засегнати </text:span><text:span text:style-name="T24">ще </text:span><text:span text:style-name="T23">са крайбрежните зони, където има особено висока концентрация на антропогенни дейности; съответно там се наблюдава най-голямо влошаване на условията на средата и екосистемните услуги </text:span><text:reference-mark-start text:name="ZOTERO_ITEM CSL_CITATION {&quot;citationID&quot;:&quot;kQCL4Bml&quot;,&quot;properties&quot;:{&quot;unsorted&quot;:true,&quot;formattedCitation&quot;:&quot;(Halpern et al., 2007, 2008)&quot;,&quot;plainCitation&quot;:&quot;(Halpern et al., 2007, 2008)&quot;,&quot;noteIndex&quot;:0},&quot;citationItems&quot;:[{&quot;id&quot;:2462,&quot;uris&quot;:[&quot;http://zotero.org/users/976121/items/7TQ29CTH&quot;],&quot;uri&quot;:[&quot;http://zotero.org/users/976121/items/7TQ29CTH&quot;],&quot;itemData&quot;:{&quot;id&quot;:2462,&quot;type&quot;:&quot;article-journal&quot;,&quot;title&quot;:&quot;Evaluating and ranking the vulnerability of global marine ecosystems to anthropogenic threats&quot;,&quot;container-title&quot;:&quot;Conservation Biology&quot;,&quot;page&quot;:&quot;1301-1315&quot;,&quot;volume&quot;:&quot;21&quot;,&quot;issue&quot;:&quot;5&quot;,&quot;source&quot;:&quot;Wiley Online Library&quot;,&quot;abstract&quot;:&quot;Abstract: Marine ecosystems are threatened by a suite of anthropogenic stressors. Mitigating multiple threats is a daunting task, particularly when funding constraints limit the number of threats that can be addressed. Threats are typically assessed and prioritized via expert opinion workshops that often leave no record of the rationale for decisions, making it difficult to update recommendations with new information. We devised a transparent, repeatable, and modifiable method for collecting expert opinion that describes and documents how threats affect marine ecosystems. Experts were asked to assess the functional impact, scale, and frequency of a threat to an ecosystem; the resistance and recovery time of an ecosystem to a threat; and the certainty of these estimates. To quantify impacts of 38 distinct anthropogenic threats on 23 marine ecosystems, we surveyed 135 experts from 19 different countries. Survey results showed that all ecosystems are threatened by at least nine threats and that nine ecosystems are threatened by &gt;90% of existing threats. The greatest threats (highest impact scores) were increasing sea temperature, demersal destructive fishing, and point-source organic pollution. Rocky reef, coral reef, hard-shelf, mangrove, and offshore epipelagic ecosystems were identified as the most threatened. These general results, however, may be partly influenced by the specific expertise and geography of respondents, and should be interpreted with caution. This approach to threat analysis can identify the greatest threats (globally or locally), most widespread threats, most (or least) sensitive ecosystems, most (or least) threatened ecosystems, and other metrics of conservation value. Additionally, it can be easily modified, updated as new data become available, and scaled to local or regional settings, which would facilitate informed and transparent conservation priority setting.&quot;,&quot;DOI&quot;:&quot;10.1111/j.1523-1739.2007.00752.x&quot;,&quot;ISSN&quot;:&quot;1523-1739&quot;,&quot;language&quot;:&quot;en&quot;,&quot;author&quot;:[{&quot;family&quot;:&quot;Halpern&quot;,&quot;given&quot;:&quot;Benjamin S.&quot;},{&quot;family&quot;:&quot;Selkoe&quot;,&quot;given&quot;:&quot;Kimberly A.&quot;},{&quot;family&quot;:&quot;Micheli&quot;,&quot;given&quot;:&quot;Fiorenza&quot;},{&quot;family&quot;:&quot;Kappel&quot;,&quot;given&quot;:&quot;Carrie V.&quot;}],&quot;issued&quot;:{&quot;date-parts&quot;:[[&quot;2007&quot;]]}}},{&quot;id&quot;:2107,&quot;uris&quot;:[&quot;http://zotero.org/users/976121/items/RU4MU7FQ&quot;],&quot;uri&quot;:[&quot;http://zotero.org/users/976121/items/RU4MU7FQ&quot;],&quot;itemData&quot;:{&quot;id&quot;:2107,&quot;type&quot;:&quot;article-journal&quot;,&quot;title&quot;:&quot;A global map of human impact on marine ecosystems&quot;,&quot;container-title&quot;:&quot;Science&quot;,&quot;page&quot;:&quot;948-952&quot;,&quot;volume&quot;:&quot;319&quot;,&quot;issue&quot;:&quot;5865&quot;,&quot;source&quot;:&quot;www.sciencemag.org&quot;,&quot;abstract&quot;:&quot;The management and conservation of the world's oceans require synthesis of spatial data on the distribution and intensity of human activities and the overlap of their impacts on marine ecosystems. We developed an ecosystem-specific, multiscale spatial model to synthesize 17 global data sets of anthropogenic drivers of ecological change for 20 marine ecosystems. Our analysis indicates that no area is unaffected by human influence and that a large fraction (41%) is strongly affected by multiple drivers. However, large areas of relatively little human impact remain, particularly near the poles. The analytical process and resulting maps provide flexible tools for regional and global efforts to allocate conservation resources; to implement ecosystem-based management; and to inform marine spatial planning, education, and basic research.&quot;,&quot;DOI&quot;:&quot;10.1126/science.1149345&quot;,&quot;ISSN&quot;:&quot;0036-8075, 1095-9203&quot;,&quot;note&quot;:&quot;PMID: 18276889&quot;,&quot;journalAbbreviation&quot;:&quot;Science&quot;,&quot;language&quot;:&quot;en&quot;,&quot;author&quot;:[{&quot;family&quot;:&quot;Halpern&quot;,&quot;given&quot;:&quot;B. S.&quot;},{&quot;family&quot;:&quot;Walbridge&quot;,&quot;given&quot;:&quot;S.&quot;},{&quot;family&quot;:&quot;Selkoe&quot;,&quot;given&quot;:&quot;K. A.&quot;},{&quot;family&quot;:&quot;Kappel&quot;,&quot;given&quot;:&quot;C. V.&quot;},{&quot;family&quot;:&quot;Micheli&quot;,&quot;given&quot;:&quot;F.&quot;},{&quot;family&quot;:&quot;D'Agrosa&quot;,&quot;given&quot;:&quot;C.&quot;},{&quot;family&quot;:&quot;Bruno&quot;,&quot;given&quot;:&quot;J. F.&quot;},{&quot;family&quot;:&quot;Casey&quot;,&quot;given&quot;:&quot;K. S.&quot;},{&quot;family&quot;:&quot;Ebert&quot;,&quot;given&quot;:&quot;C.&quot;},{&quot;family&quot;:&quot;Fox&quot;,&quot;given&quot;:&quot;H. E.&quot;},{&quot;family&quot;:&quot;Fujita&quot;,&quot;given&quot;:&quot;R.&quot;},{&quot;family&quot;:&quot;Heinemann&quot;,&quot;given&quot;:&quot;D.&quot;},{&quot;family&quot;:&quot;Lenihan&quot;,&quot;given&quot;:&quot;H. S.&quot;},{&quot;family&quot;:&quot;Madin&quot;,&quot;given&quot;:&quot;E. M. P.&quot;},{&quot;family&quot;:&quot;Perry&quot;,&quot;given&quot;:&quot;M. T.&quot;},{&quot;family&quot;:&quot;Selig&quot;,&quot;given&quot;:&quot;E. R.&quot;},{&quot;family&quot;:&quot;Spalding&quot;,&quot;given&quot;:&quot;M.&quot;},{&quot;family&quot;:&quot;Steneck&quot;,&quot;given&quot;:&quot;R.&quot;},{&quot;family&quot;:&quot;Watson&quot;,&quot;given&quot;:&quot;R.&quot;}],&quot;issued&quot;:{&quot;date-parts&quot;:[[&quot;2008&quot;]]}}}],&quot;schema&quot;:&quot;https://github.com/citation-style-language/schema/raw/master/csl-citation.json&quot;} RNDhRIp7bdfQD"/><text:span text:style-name="T23">(Halpern et al., 2007, 2008)</text:span><text:reference-mark-end text:name="ZOTERO_ITEM CSL_CITATION {&quot;citationID&quot;:&quot;kQCL4Bml&quot;,&quot;properties&quot;:{&quot;unsorted&quot;:true,&quot;formattedCitation&quot;:&quot;(Halpern et al., 2007, 2008)&quot;,&quot;plainCitation&quot;:&quot;(Halpern et al., 2007, 2008)&quot;,&quot;noteIndex&quot;:0},&quot;citationItems&quot;:[{&quot;id&quot;:2462,&quot;uris&quot;:[&quot;http://zotero.org/users/976121/items/7TQ29CTH&quot;],&quot;uri&quot;:[&quot;http://zotero.org/users/976121/items/7TQ29CTH&quot;],&quot;itemData&quot;:{&quot;id&quot;:2462,&quot;type&quot;:&quot;article-journal&quot;,&quot;title&quot;:&quot;Evaluating and ranking the vulnerability of global marine ecosystems to anthropogenic threats&quot;,&quot;container-title&quot;:&quot;Conservation Biology&quot;,&quot;page&quot;:&quot;1301-1315&quot;,&quot;volume&quot;:&quot;21&quot;,&quot;issue&quot;:&quot;5&quot;,&quot;source&quot;:&quot;Wiley Online Library&quot;,&quot;abstract&quot;:&quot;Abstract: Marine ecosystems are threatened by a suite of anthropogenic stressors. Mitigating multiple threats is a daunting task, particularly when funding constraints limit the number of threats that can be addressed. Threats are typically assessed and prioritized via expert opinion workshops that often leave no record of the rationale for decisions, making it difficult to update recommendations with new information. We devised a transparent, repeatable, and modifiable method for collecting expert opinion that describes and documents how threats affect marine ecosystems. Experts were asked to assess the functional impact, scale, and frequency of a threat to an ecosystem; the resistance and recovery time of an ecosystem to a threat; and the certainty of these estimates. To quantify impacts of 38 distinct anthropogenic threats on 23 marine ecosystems, we surveyed 135 experts from 19 different countries. Survey results showed that all ecosystems are threatened by at least nine threats and that nine ecosystems are threatened by &gt;90% of existing threats. The greatest threats (highest impact scores) were increasing sea temperature, demersal destructive fishing, and point-source organic pollution. Rocky reef, coral reef, hard-shelf, mangrove, and offshore epipelagic ecosystems were identified as the most threatened. These general results, however, may be partly influenced by the specific expertise and geography of respondents, and should be interpreted with caution. This approach to threat analysis can identify the greatest threats (globally or locally), most widespread threats, most (or least) sensitive ecosystems, most (or least) threatened ecosystems, and other metrics of conservation value. Additionally, it can be easily modified, updated as new data become available, and scaled to local or regional settings, which would facilitate informed and transparent conservation priority setting.&quot;,&quot;DOI&quot;:&quot;10.1111/j.1523-1739.2007.00752.x&quot;,&quot;ISSN&quot;:&quot;1523-1739&quot;,&quot;language&quot;:&quot;en&quot;,&quot;author&quot;:[{&quot;family&quot;:&quot;Halpern&quot;,&quot;given&quot;:&quot;Benjamin S.&quot;},{&quot;family&quot;:&quot;Selkoe&quot;,&quot;given&quot;:&quot;Kimberly A.&quot;},{&quot;family&quot;:&quot;Micheli&quot;,&quot;given&quot;:&quot;Fiorenza&quot;},{&quot;family&quot;:&quot;Kappel&quot;,&quot;given&quot;:&quot;Carrie V.&quot;}],&quot;issued&quot;:{&quot;date-parts&quot;:[[&quot;2007&quot;]]}}},{&quot;id&quot;:2107,&quot;uris&quot;:[&quot;http://zotero.org/users/976121/items/RU4MU7FQ&quot;],&quot;uri&quot;:[&quot;http://zotero.org/users/976121/items/RU4MU7FQ&quot;],&quot;itemData&quot;:{&quot;id&quot;:2107,&quot;type&quot;:&quot;article-journal&quot;,&quot;title&quot;:&quot;A global map of human impact on marine ecosystems&quot;,&quot;container-title&quot;:&quot;Science&quot;,&quot;page&quot;:&quot;948-952&quot;,&quot;volume&quot;:&quot;319&quot;,&quot;issue&quot;:&quot;5865&quot;,&quot;source&quot;:&quot;www.sciencemag.org&quot;,&quot;abstract&quot;:&quot;The management and conservation of the world's oceans require synthesis of spatial data on the distribution and intensity of human activities and the overlap of their impacts on marine ecosystems. We developed an ecosystem-specific, multiscale spatial model to synthesize 17 global data sets of anthropogenic drivers of ecological change for 20 marine ecosystems. Our analysis indicates that no area is unaffected by human influence and that a large fraction (41%) is strongly affected by multiple drivers. However, large areas of relatively little human impact remain, particularly near the poles. The analytical process and resulting maps provide flexible tools for regional and global efforts to allocate conservation resources; to implement ecosystem-based management; and to inform marine spatial planning, education, and basic research.&quot;,&quot;DOI&quot;:&quot;10.1126/science.1149345&quot;,&quot;ISSN&quot;:&quot;0036-8075, 1095-9203&quot;,&quot;note&quot;:&quot;PMID: 18276889&quot;,&quot;journalAbbreviation&quot;:&quot;Science&quot;,&quot;language&quot;:&quot;en&quot;,&quot;author&quot;:[{&quot;family&quot;:&quot;Halpern&quot;,&quot;given&quot;:&quot;B. S.&quot;},{&quot;family&quot;:&quot;Walbridge&quot;,&quot;given&quot;:&quot;S.&quot;},{&quot;family&quot;:&quot;Selkoe&quot;,&quot;given&quot;:&quot;K. A.&quot;},{&quot;family&quot;:&quot;Kappel&quot;,&quot;given&quot;:&quot;C. V.&quot;},{&quot;family&quot;:&quot;Micheli&quot;,&quot;given&quot;:&quot;F.&quot;},{&quot;family&quot;:&quot;D'Agrosa&quot;,&quot;given&quot;:&quot;C.&quot;},{&quot;family&quot;:&quot;Bruno&quot;,&quot;given&quot;:&quot;J. F.&quot;},{&quot;family&quot;:&quot;Casey&quot;,&quot;given&quot;:&quot;K. S.&quot;},{&quot;family&quot;:&quot;Ebert&quot;,&quot;given&quot;:&quot;C.&quot;},{&quot;family&quot;:&quot;Fox&quot;,&quot;given&quot;:&quot;H. E.&quot;},{&quot;family&quot;:&quot;Fujita&quot;,&quot;given&quot;:&quot;R.&quot;},{&quot;family&quot;:&quot;Heinemann&quot;,&quot;given&quot;:&quot;D.&quot;},{&quot;family&quot;:&quot;Lenihan&quot;,&quot;given&quot;:&quot;H. S.&quot;},{&quot;family&quot;:&quot;Madin&quot;,&quot;given&quot;:&quot;E. M. P.&quot;},{&quot;family&quot;:&quot;Perry&quot;,&quot;given&quot;:&quot;M. T.&quot;},{&quot;family&quot;:&quot;Selig&quot;,&quot;given&quot;:&quot;E. R.&quot;},{&quot;family&quot;:&quot;Spalding&quot;,&quot;given&quot;:&quot;M.&quot;},{&quot;family&quot;:&quot;Steneck&quot;,&quot;given&quot;:&quot;R.&quot;},{&quot;family&quot;:&quot;Watson&quot;,&quot;given&quot;:&quot;R.&quot;}],&quot;issued&quot;:{&quot;date-parts&quot;:[[&quot;2008&quot;]]}}}],&quot;schema&quot;:&quot;https://github.com/citation-style-language/schema/raw/master/csl-citation.json&quot;} RNDhRIp7bdfQD"/><text:span text:style-name="T23">.</text:span></text:p>
      <text:p text:style-name="P4"><text:span text:style-name="T14">Макрозообентосните с</text:span><text:span text:style-name="T1">ъобщества </text:span><text:span text:style-name="T31">от плитката крайбрежна зон</text:span><text:span text:style-name="T32">а</text:span><text:span text:style-name="T31"> играят важна роля за функционирането на морски</text:span><text:span text:style-name="T1">те екосистеми и са </text:span><text:span text:style-name="T14">с</text:span><text:span text:style-name="T16">илно уязвими </text:span><text:span text:style-name="T17">на</text:span><text:span text:style-name="T16"> негативни антропогенни влияния поради непосредствената си близост до брега, където са концентрирани повечето човешки дейности. </text:span><text:span text:style-name="T19">Характеризирането на</text:span><text:span text:style-name="T1"> екологичното състояние на </text:span><text:span text:style-name="T15">крайбрежните </text:span><text:span text:style-name="T1">зообентосни съобщества е </text:span><text:span text:style-name="T10">актуален проблем</text:span><text:span text:style-name="T1">. </text:span><text:span text:style-name="T16">Изучаването му ще е полезно за допълване на критериите за доброто състояние и на екологичните цели по смисъла на </text:span><text:span text:style-name="T18">РДМС</text:span><text:span text:style-name="T16">. </text:span></text:p>
      <text:p text:style-name="P6"><text:span text:style-name="T27">Прилагането на индексите за оценка и тестването на функционирането им при съобществата в плитката крайбрежна зона ще може да послужи за основа на бъдещи изследвания. </text:span><text:span text:style-name="T28">В допълнение, анализът и сравнението </text:span><text:span text:style-name="T29">на ефективността </text:span><text:span text:style-name="T28">им ще допълнят разбирането ни за реакцията им към различни типове натиск и ще допринесат за евентуалното им </text:span><text:span text:style-name="T30">успешно </text:span><text:span text:style-name="T28">адаптиране за специфичните биотопи в българското Черно море.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7cm" fo:page-height="21.001cm" style:num-format="1" style:print-orientation="landscape"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next-style-name="Thesis_5f_bodyPageLandscape"/>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48:35.782254821</meta:creation-date>
    <meta:editing-duration>PT12M50S</meta:editing-duration>
    <meta:editing-cycles>20</meta:editing-cycles>
    <meta:generator>LibreOffice/6.0.7.3$Linux_X86_64 LibreOffice_project/00m0$Build-3</meta:generator>
    <meta:initial-creator>K</meta:initial-creator>
    <dc:date>2019-05-17T17:23:42.277085234</dc:date>
    <dc:creator>SK </dc:creator>
    <meta:document-statistic meta:table-count="0" meta:image-count="0" meta:object-count="0" meta:page-count="2" meta:paragraph-count="15" meta:word-count="812" meta:character-count="5799" meta:non-whitespace-character-count="4994"/>
    <meta:user-defined meta:name="ZOTERO_PREF_1">&lt;data data-version="3" zotero-version="5.0.66"&gt;&lt;session id="c2PPN2wt"/&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